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7.578cm" fo:margin-left="0.328cm" fo:margin-right="9.095cm" table:align="margins" style:shadow="none"/>
    </style:style>
    <style:style style:name="表格1.A" style:family="table-column">
      <style:table-column-properties style:column-width="7.578cm" style:rel-column-width="4296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7.26cm" table:align="left"/>
    </style:style>
    <style:style style:name="表格2.A" style:family="table-column">
      <style:table-column-properties style:column-width="2.117cm"/>
    </style:style>
    <style:style style:name="表格2.B" style:family="table-column">
      <style:table-column-properties style:column-width="5.144cm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able_20_Contents"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  <style:text-properties fo:font-weight="bold" style:language-asian="zh" style:country-asian="CN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table:number-columns-spanned="2" office:value-type="string">
                  <text:p text:style-name="P3">博威科技物料标识单</text:p>
                </table:table-cell>
                <table:covered-table-cell/>
              </table:table-row>
              <table:table-row>
                <table:table-cell table:style-name="表格2.A2" office:value-type="string">
                  <text:p text:style-name="P1">供 应 商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物料名称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规格型号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物料料号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生产日期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数 量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订单号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备 注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4:17:57.21</dc:date>
    <dc:creator>wang sheng wang</dc:creator>
    <meta:editing-duration>PT47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1" meta:paragraph-count="10" meta:word-count="25" meta:character-count="72"/>
  </office:meta>
</office:document-meta>
</file>